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2_12-01-25_000.jpg</text:p>
          </table:table-cell>
          <table:table-cell table:style-name="ce17" office:value-type="string">
            <text:p>:m 1*1 res / JVEMV6 41#6.1_1 / 41. economics / 6. nations / 1. china / theme=新疆自治区：統計数値,w:産業別比重</text:p>
          </table:table-cell>
          <table:table-cell table:style-name="ce4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2]=&quot;&quot;;[.C2];CONCATENATE([.C2];&quot; / &quot;;[.E2]))" office:value-type="string" office:string-value=":m 1*1 res / JVEMV6 41#6.1_1 / 41. economics / 6. nations / 1. china / theme=新疆自治区：統計数値,w:産業別比重">
            <text:p>:m 1*1 res / JVEMV6 41#6.1_1 / 41. economics / 6. nations / 1. china / theme=新疆自治区：統計数値,w:産業別比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22_13-44-13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資料：交通</text:p>
          </table:table-cell>
          <table:table-cell table:style-name="ce4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8" table:formula="of:=IF([.E3]=&quot;&quot;;[.C3];CONCATENATE([.C3];&quot; / &quot;;[.E3]))" office:value-type="string" office:string-value=":m 東和 PHOTO / 210423f / 鶴見駅 / 豊岡町マンション新築工事 / １名 / 東京ガスエネワーク（小俣組） / 資料：交通">
            <text:p>:m 東和 PHOTO / 210423f / 鶴見駅 / 豊岡町マンション新築工事 / １名 / 東京ガスエネワーク（小俣組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22_13-51-19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資料：天気</text:p>
          </table:table-cell>
          <table:table-cell table:style-name="ce19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8" table:formula="of:=IF([.E4]=&quot;&quot;;[.C4];CONCATENATE([.C4];&quot; / &quot;;[.E4]))" office:value-type="string" office:string-value=":m 東和 PHOTO / 210423f / 鶴見駅 / 豊岡町マンション新築工事 / １名 / 東京ガスエネワーク（小俣組） / 資料：天気">
            <text:p>:m 東和 PHOTO / 210423f / 鶴見駅 / 豊岡町マンション新築工事 / １名 / 東京ガスエネワーク（小俣組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2_13-52-32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資料：地図</text:p>
          </table:table-cell>
          <table:table-cell table:style-name="ce17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5]=&quot;&quot;;[.C5];CONCATENATE([.C5];&quot; / &quot;;[.E5]))" office:value-type="string" office:string-value=":m 東和 PHOTO / 210423f / 鶴見駅 / 豊岡町マンション新築工事 / １名 / 東京ガスエネワーク（小俣組） / 資料：地図">
            <text:p>:m 東和 PHOTO / 210423f / 鶴見駅 / 豊岡町マンション新築工事 / １名 / 東京ガスエネワーク（小俣組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2_13-54-07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6]=&quot;&quot;;[.C6];CONCATENATE([.C6];&quot; / &quot;;[.E6]))" office:value-type="string" office:string-value=":m 東和 PHOTO / 210423f / 鶴見駅 / 豊岡町マンション新築工事 / １名 / 東京ガスエネワーク（小俣組） / 資料：スケジュール">
            <text:p>:m 東和 PHOTO / 210423f / 鶴見駅 / 豊岡町マンション新築工事 / １名 / 東京ガスエネワーク（小俣組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2_14-38-52_000.jpg</text:p>
          </table:table-cell>
          <table:table-cell table:style-name="ce18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2_14-39-09_000.jpg</text:p>
          </table:table-cell>
          <table:table-cell table:style-name="ce18" office:value-type="string">
            <text:p>:m RES 1-2*3 / free# JVEMV6 70#_48 / 70. CO2 / w:chemisorption;Zn-O-Gitter;O-Koordinierte-Route,topic=~,other=~,think+,doc=r-15-3-2#2.17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8]=&quot;&quot;;[.C8];CONCATENATE([.C8];&quot; / &quot;;[.E8]))" office:value-type="string" office:string-value=":m RES 1-2*3 / free# JVEMV6 70#_48 / 70. CO2 / w:chemisorption;Zn-O-Gitter;O-Koordinierte-Route,topic=~,other=~,think+,doc=r-15-3-2#2.17">
            <text:p>:m RES 1-2*3 / free# JVEMV6 70#_48 / 70. CO2 / w:chemisorption;Zn-O-Gitter;O-Koordinierte-Route,topic=~,other=~,think+,doc=r-15-3-2#2.1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2_14-39-27_000.jpg</text:p>
          </table:table-cell>
          <table:table-cell table:style-name="ce18" office:value-type="string">
            <text:p>:m RES 3*3 / free# JVEMV6 70#_48 / 70. CO2 / w:Carbonat;Formiat,topic=~,other=~,think+,doc=r-15-3-2#3.5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9]=&quot;&quot;;[.C9];CONCATENATE([.C9];&quot; / &quot;;[.E9]))" office:value-type="string" office:string-value=":m RES 3*3 / free# JVEMV6 70#_48 / 70. CO2 / w:Carbonat;Formiat,topic=~,other=~,think+,doc=r-15-3-2#3.5">
            <text:p>:m RES 3*3 / free# JVEMV6 70#_48 / 70. CO2 / w:Carbonat;Formiat,topic=~,other=~,think+,doc=r-15-3-2#3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2_16-00-08_000.jpg</text:p>
          </table:table-cell>
          <table:table-cell table:style-name="ce17" office:value-type="string">
            <text:p>:m 1*1 RES / JVEMV6 64#106_?? / 『山本七平ライブラリー　１４　日本教徒』 著者=山本氏 / p.138;137 / w:~,topic:~ / memo=「大海」について考えると、その外に出てしまう；ハビヤンは、儒教の言葉を使って、語っている；「儒教を基礎に置いている」、のではない</text:p>
          </table:table-cell>
          <table:table-cell table:style-name="ce17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10]=&quot;&quot;;[.C10];CONCATENATE([.C10];&quot; / &quot;;[.E10]))" office:value-type="string" office:string-value=":m 1*1 RES / JVEMV6 64#106_?? / 『山本七平ライブラリー　１４　日本教徒』 著者=山本氏 / p.138;137 / w:~,topic:~ / memo=「大海」について考えると、その外に出てしまう；ハビヤンは、儒教の言葉を使って、語っている；「儒教を基礎に置いている」、のではない">
            <text:p>:m 1*1 RES / JVEMV6 64#106_?? / 『山本七平ライブラリー　１４　日本教徒』 著者=山本氏 / p.138;137 / w:~,topic:~ / memo=「大海」について考えると、その外に出てしまう；ハビヤンは、儒教の言葉を使って、語っている；「儒教を基礎に置いている」、のではな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22_18-03-32_000.jpg</text:p>
          </table:table-cell>
          <table:table-cell table:style-name="ce8" office:value-type="string">
            <text:p>:m RES 1*1 / free# JVEMV6 73#_12 / 73. ai / w:~,topic=ML;test;train,other=~,think~,doc=~</text:p>
          </table:table-cell>
          <table:table-cell table:style-name="ce17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11]=&quot;&quot;;[.C11];CONCATENATE([.C11];&quot; / &quot;;[.E11]))" office:value-type="string" office:string-value=":m RES 1*1 / free# JVEMV6 73#_12 / 73. ai / w:~,topic=ML;test;train,other=~,think~,doc=~">
            <text:p>:m RES 1*1 / free# JVEMV6 73#_12 / 73. ai / w:~,topic=ML;test;train,other=~,think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22_19-04-10_000.jpg</text:p>
          </table:table-cell>
          <table:table-cell table:style-name="ce20" office:value-type="string">
            <text:p>:m :篠笛,shinobue 1*1 / session-memo / s.1:todays-melody,genr=~,for=oct-2;1,key=D,tempo=80,R=~,i.f.=~ \\\ s.2:prev:4/20:tm:s-2 \\\ s.3:cont:this:sec-2,R=1</text:p>
          </table:table-cell>
          <table:table-cell table:style-name="ce2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8" table:formula="of:=IF([.E12]=&quot;&quot;;[.C12];CONCATENATE([.C12];&quot; / &quot;;[.E12]))" office:value-type="string" office:string-value=":m :篠笛,shinobue 1*1 / session-memo / s.1:todays-melody,genr=~,for=oct-2;1,key=D,tempo=80,R=~,i.f.=~ \\\ s.2:prev:4/20:tm:s-2 \\\ s.3:cont:this:sec-2,R=1">
            <text:p>:m :篠笛,shinobue 1*1 / session-memo / s.1:todays-melody,genr=~,for=oct-2;1,key=D,tempo=80,R=~,i.f.=~ \\\ s.2:prev:4/20:tm:s-2 \\\ s.3:cont:this:sec-2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4-22_20-34-05_000.jpg</text:p>
          </table:table-cell>
          <table:table-cell table:style-name="ce8" office:value-type="string">
            <text:p>:m 食べた物</text:p>
          </table:table-cell>
          <table:table-cell table:style-name="ce29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4-22_22-34-10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4-23_04-06-18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4-23_05-17-42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出発時間 / N-35-35-28.147888 E-139-34-49.819335</text:p>
          </table:table-cell>
          <table:table-cell table:style-name="ce17"/>
          <table:table-cell table:style-name="ce4" table:formula="of:=[.F16]" office:value-type="string" office:string-value="N-35-35-28.147888 E-139-34-49.819335">
            <text:p>N-35-35-28.147888 E-139-34-49.819335</text:p>
          </table:table-cell>
          <table:table-cell table:style-name="ce4" office:value-type="string">
            <text:p>N-35-35-28.147888 E-139-34-49.819335</text:p>
          </table:table-cell>
          <table:table-cell table:style-name="ce38" table:formula="of:=IF([.E16]=&quot;&quot;;[.C16];CONCATENATE([.C16];&quot; / &quot;;[.E16]))" office:value-type="string" office:string-value=":m 東和 PHOTO / 210423f / 鶴見駅 / 豊岡町マンション新築工事 / １名 / 東京ガスエネワーク（小俣組） / 出発時間 / N-35-35-28.147888 E-139-34-49.819335 / N-35-35-28.147888 E-139-34-49.819335">
            <text:p>:m 東和 PHOTO / 210423f / 鶴見駅 / 豊岡町マンション新築工事 / １名 / 東京ガスエネワーク（小俣組） / 出発時間 / N-35-35-28.147888 E-139-34-49.819335 / N-35-35-28.147888 E-139-34-49.81933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4-23_06-34-44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現場周辺 / N-35-30-45.909118 E-139-40-33.251953</text:p>
          </table:table-cell>
          <table:table-cell table:style-name="ce29"/>
          <table:table-cell table:style-name="ce4" table:formula="of:=[.F17]" office:value-type="string" office:string-value="N-35-30-45.909118 E-139-40-33.251953">
            <text:p>N-35-30-45.909118 E-139-40-33.251953</text:p>
          </table:table-cell>
          <table:table-cell table:style-name="ce4" office:value-type="string">
            <text:p>N-35-30-45.909118 E-139-40-33.251953</text:p>
          </table:table-cell>
          <table:table-cell table:style-name="ce38" table:formula="of:=IF([.E17]=&quot;&quot;;[.C17];CONCATENATE([.C17];&quot; / &quot;;[.E17]))" office:value-type="string" office:string-value=":m 東和 PHOTO / 210423f / 鶴見駅 / 豊岡町マンション新築工事 / １名 / 東京ガスエネワーク（小俣組） / 現場周辺 / N-35-30-45.909118 E-139-40-33.251953 / N-35-30-45.909118 E-139-40-33.251953">
            <text:p>:m 東和 PHOTO / 210423f / 鶴見駅 / 豊岡町マンション新築工事 / １名 / 東京ガスエネワーク（小俣組） / 現場周辺 / N-35-30-45.909118 E-139-40-33.251953 / N-35-30-45.909118 E-139-40-33.25195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4-23_06-34-47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現場周辺 / N-35-30-45.909118 E-139-40-33.251953</text:p>
          </table:table-cell>
          <table:table-cell table:style-name="ce20"/>
          <table:table-cell table:style-name="ce4" table:formula="of:=[.F18]" office:value-type="string" office:string-value="N-35-30-45.909118 E-139-40-33.251953">
            <text:p>N-35-30-45.909118 E-139-40-33.251953</text:p>
          </table:table-cell>
          <table:table-cell table:style-name="ce4" office:value-type="string">
            <text:p>N-35-30-45.909118 E-139-40-33.251953</text:p>
          </table:table-cell>
          <table:table-cell table:style-name="ce38" table:formula="of:=IF([.E18]=&quot;&quot;;[.C18];CONCATENATE([.C18];&quot; / &quot;;[.E18]))" office:value-type="string" office:string-value=":m 東和 PHOTO / 210423f / 鶴見駅 / 豊岡町マンション新築工事 / １名 / 東京ガスエネワーク（小俣組） / 現場周辺 / N-35-30-45.909118 E-139-40-33.251953 / N-35-30-45.909118 E-139-40-33.251953">
            <text:p>:m 東和 PHOTO / 210423f / 鶴見駅 / 豊岡町マンション新築工事 / １名 / 東京ガスエネワーク（小俣組） / 現場周辺 / N-35-30-45.909118 E-139-40-33.251953 / N-35-30-45.909118 E-139-40-33.2519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4-23_06-34-54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現場状況 / N-35-30-45.909118 E-139-40-33.251953</text:p>
          </table:table-cell>
          <table:table-cell table:style-name="ce18"/>
          <table:table-cell table:style-name="ce4" table:formula="of:=[.F19]" office:value-type="string" office:string-value="N-35-30-45.909118 E-139-40-33.251953">
            <text:p>N-35-30-45.909118 E-139-40-33.251953</text:p>
          </table:table-cell>
          <table:table-cell table:style-name="ce4" office:value-type="string">
            <text:p>N-35-30-45.909118 E-139-40-33.251953</text:p>
          </table:table-cell>
          <table:table-cell table:style-name="ce38" table:formula="of:=IF([.E19]=&quot;&quot;;[.C19];CONCATENATE([.C19];&quot; / &quot;;[.E19]))" office:value-type="string" office:string-value=":m 東和 PHOTO / 210423f / 鶴見駅 / 豊岡町マンション新築工事 / １名 / 東京ガスエネワーク（小俣組） / 現場状況 / N-35-30-45.909118 E-139-40-33.251953 / N-35-30-45.909118 E-139-40-33.251953">
            <text:p>:m 東和 PHOTO / 210423f / 鶴見駅 / 豊岡町マンション新築工事 / １名 / 東京ガスエネワーク（小俣組） / 現場状況 / N-35-30-45.909118 E-139-40-33.251953 / N-35-30-45.909118 E-139-40-33.2519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4-23_06-35-00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現場周辺 / N-35-30-45.909118 E-139-40-33.251953</text:p>
          </table:table-cell>
          <table:table-cell table:style-name="ce19"/>
          <table:table-cell table:style-name="ce4" table:formula="of:=[.F20]" office:value-type="string" office:string-value="N-35-30-45.909118 E-139-40-33.251953">
            <text:p>N-35-30-45.909118 E-139-40-33.251953</text:p>
          </table:table-cell>
          <table:table-cell table:style-name="ce4" office:value-type="string">
            <text:p>N-35-30-45.909118 E-139-40-33.251953</text:p>
          </table:table-cell>
          <table:table-cell table:style-name="ce38" table:formula="of:=IF([.E20]=&quot;&quot;;[.C20];CONCATENATE([.C20];&quot; / &quot;;[.E20]))" office:value-type="string" office:string-value=":m 東和 PHOTO / 210423f / 鶴見駅 / 豊岡町マンション新築工事 / １名 / 東京ガスエネワーク（小俣組） / 現場周辺 / N-35-30-45.909118 E-139-40-33.251953 / N-35-30-45.909118 E-139-40-33.251953">
            <text:p>:m 東和 PHOTO / 210423f / 鶴見駅 / 豊岡町マンション新築工事 / １名 / 東京ガスエネワーク（小俣組） / 現場周辺 / N-35-30-45.909118 E-139-40-33.251953 / N-35-30-45.909118 E-139-40-33.2519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4-23_06-35-13_000.jpg</text:p>
          </table:table-cell>
          <table:table-cell table:style-name="ce8" office:value-type="string">
            <text:p>:m 東和 PHOTO / 210423f / 鶴見駅 / 豊岡町マンション新築工事 / １名 / 東京ガスエネワーク（小俣組） / 現場周辺 / N-35-30-45.909118 E-139-40-33.251953</text:p>
          </table:table-cell>
          <table:table-cell table:style-name="ce17"/>
          <table:table-cell table:style-name="ce4" table:formula="of:=[.F21]" office:value-type="string" office:string-value="N-35-30-45.909118 E-139-40-33.251953">
            <text:p>N-35-30-45.909118 E-139-40-33.251953</text:p>
          </table:table-cell>
          <table:table-cell table:style-name="ce4" office:value-type="string">
            <text:p>N-35-30-45.909118 E-139-40-33.251953</text:p>
          </table:table-cell>
          <table:table-cell table:style-name="ce38" table:formula="of:=IF([.E21]=&quot;&quot;;[.C21];CONCATENATE([.C21];&quot; / &quot;;[.E21]))" office:value-type="string" office:string-value=":m 東和 PHOTO / 210423f / 鶴見駅 / 豊岡町マンション新築工事 / １名 / 東京ガスエネワーク（小俣組） / 現場周辺 / N-35-30-45.909118 E-139-40-33.251953 / N-35-30-45.909118 E-139-40-33.251953">
            <text:p>:m 東和 PHOTO / 210423f / 鶴見駅 / 豊岡町マンション新築工事 / １名 / 東京ガスエネワーク（小俣組） / 現場周辺 / N-35-30-45.909118 E-139-40-33.251953 / N-35-30-45.909118 E-139-40-33.2519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4-23_16-56-36_000.jpg</text:p>
          </table:table-cell>
          <table:table-cell table:style-name="ce8" office:value-type="string">
            <text:p>:m RES #*#(omit page record) / free# JVEMV6 73#_13 / 73. ai / w:supervised-ML;extractor;feature;feature-vector;;model,topic=ML;test;train,other=~,think~,doc=d-13-1#1</text:p>
          </table:table-cell>
          <table:table-cell table:style-name="ce29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8" table:formula="of:=IF([.E22]=&quot;&quot;;[.C22];CONCATENATE([.C22];&quot; / &quot;;[.E22]))" office:value-type="string" office:string-value=":m RES #*#(omit page record) / free# JVEMV6 73#_13 / 73. ai / w:supervised-ML;extractor;feature;feature-vector;;model,topic=ML;test;train,other=~,think~,doc=d-13-1#1">
            <text:p>:m RES #*#(omit page record) / free# JVEMV6 73#_13 / 73. ai / w:supervised-ML;extractor;feature;feature-vector;;model,topic=ML;test;train,other=~,think~,doc=d-13-1#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4-23_18-14-09_000.jpg</text:p>
          </table:table-cell>
          <table:table-cell table:style-name="ce18" office:value-type="string">
            <text:p>:m RES ## / free# JVEMV6 70#_49 / 70. CO2 / w:carbonate-ion;Formiat;,topic=~,other=~,think+,doc=r-15-3-2#3.8</text:p>
          </table:table-cell>
          <table:table-cell table:style-name="ce2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23]=&quot;&quot;;[.C23];CONCATENATE([.C23];&quot; / &quot;;[.E23]))" office:value-type="string" office:string-value=":m RES ## / free# JVEMV6 70#_49 / 70. CO2 / w:carbonate-ion;Formiat;,topic=~,other=~,think+,doc=r-15-3-2#3.8">
            <text:p>:m RES ## / free# JVEMV6 70#_49 / 70. CO2 / w:carbonate-ion;Formiat;,topic=~,other=~,think+,doc=r-15-3-2#3.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4-23_19-16-52_000.jpg</text:p>
          </table:table-cell>
          <table:table-cell table:style-name="ce20" office:value-type="string">
            <text:p>:m :篠笛,shinobue 1*1 / session-memo / s.1:prac,for=seq:h-6-3h-3,tempo=70 \\\ s.2:prev:4/20:tm:s-2,for=additional-characterisation \\\ s.3:prac,for=seq:half:h-2~4,note=Ds;Eq;Fs,tempo=~</text:p>
          </table:table-cell>
          <table:table-cell table:style-name="ce2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8" table:formula="of:=IF([.E24]=&quot;&quot;;[.C24];CONCATENATE([.C24];&quot; / &quot;;[.E24]))" office:value-type="string" office:string-value=":m :篠笛,shinobue 1*1 / session-memo / s.1:prac,for=seq:h-6-3h-3,tempo=70 \\\ s.2:prev:4/20:tm:s-2,for=additional-characterisation \\\ s.3:prac,for=seq:half:h-2~4,note=Ds;Eq;Fs,tempo=~">
            <text:p>:m :篠笛,shinobue 1*1 / session-memo / s.1:prac,for=seq:h-6-3h-3,tempo=70 \\\ s.2:prev:4/20:tm:s-2,for=additional-characterisation \\\ s.3:prac,for=seq:half:h-2~4,note=Ds;Eq;Fs,tempo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4-23_21-07-30_000.jpg</text:p>
          </table:table-cell>
          <table:table-cell table:style-name="ce19" office:value-type="string">
            <text:p>:m 食べた物</text:p>
          </table:table-cell>
          <table:table-cell table:style-name="ce2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8" table:formula="of:=IF([.E25]=&quot;&quot;;[.C25];CONCATENATE([.C25];&quot; / &quot;;[.E25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4-24_02-35-24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29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8" table:formula="of:=IF([.E26]=&quot;&quot;;[.C26];CONCATENATE([.C26];&quot; / &quot;;[.E2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4-24_02-35-34_000.jpg</text:p>
          </table:table-cell>
          <table:table-cell table:style-name="ce19" office:value-type="string">
            <text:p>:m :PHOTO 寝た時刻 / 2020</text:p>
          </table:table-cell>
          <table:table-cell table:style-name="ce8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8" table:formula="of:=IF([.E27]=&quot;&quot;;[.C27];CONCATENATE([.C27];&quot; / &quot;;[.E27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4-24_10-55-30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408813 E-139-34-49.160156</text:p>
          </table:table-cell>
          <table:table-cell table:style-name="ce38" table:formula="of:=IF([.E28]=&quot;&quot;;[.C28];CONCATENATE([.C28];&quot; / &quot;;[.E28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4-24_10-57-13_000.jpg</text:p>
          </table:table-cell>
          <table:table-cell table:style-name="ce20" office:value-type="string">
            <text:p>:m :lets / action activity / やること / genre=やること / content=大学：二度目、さらに；笛：二重奏、４音を先に、合わせるパートを自由に演奏；「並行メモ出し」方式</text:p>
          </table:table-cell>
          <table:table-cell table:style-name="ce20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8" table:formula="of:=IF([.E29]=&quot;&quot;;[.C29];CONCATENATE([.C29];&quot; / &quot;;[.E29]))" office:value-type="string" office:string-value=":m :lets / action activity / やること / genre=やること / content=大学：二度目、さらに；笛：二重奏、４音を先に、合わせるパートを自由に演奏；「並行メモ出し」方式">
            <text:p>:m :lets / action activity / やること / genre=やること / content=大学：二度目、さらに；笛：二重奏、４音を先に、合わせるパートを自由に演奏；「並行メモ出し」方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4-24_10-57-53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8" table:formula="of:=IF([.E30]=&quot;&quot;;[.C30];CONCATENATE([.C30];&quot; / &quot;;[.E30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2_18-44-02_000.mp4</text:p>
          </table:table-cell>
          <table:table-cell table:style-name="ce8" office:value-type="string">
            <text:p>:VIDEO / @自室 / 記録 / jap.flute / 演奏、play / f-2021-0422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VIDEO / @自室 / 記録 / jap.flute / 演奏、play / f-2021-0422-1 / R=1">
            <text:p>:VIDEO / @自室 / 記録 / jap.flute / 演奏、play / f-2021-0422-1 / 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2_18-53-01_000.mid</text:p>
          </table:table-cell>
          <table:table-cell table:style-name="ce8" office:value-type="string">
            <text:p>:in-mid / app=perfect-piano / 演奏、play / id-2021-0422-1 / category=melody,inst=shino,for=tm.sec-3.continue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in-mid / app=perfect-piano / 演奏、play / id-2021-0422-1 / category=melody,inst=shino,for=tm.sec-3.continue,genre=~">
            <text:p>:in-mid / app=perfect-piano / 演奏、play / id-2021-0422-1 / category=melody,inst=shino,for=tm.sec-3.continue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2021/04/24</text:date>, <text:time>12:4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4T12:48:40.60</dc:date>
    <dc:creator>iwabuchi ken</dc:creator>
    <meta:editing-duration>P32DT21H3M8S</meta:editing-duration>
    <meta:editing-cycles>12226</meta:editing-cycles>
    <meta:document-statistic meta:table-count="1" meta:cell-count="410" meta:object-count="0"/>
  </office:meta>
</office:document-meta>
</file>